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2_2020'.G40"/>
          <table:table-cell table:style-name="transactions_crypto" table:formula="='B2_2020'.I39"/>
          <table:table-cell table:style-name="transactions_yen" table:formula="='B2_2020'.I40"/>
          <table:table-cell table:style-name="transactions_right_end" table:formula="='B2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6"/>
          <table:table-cell table:style-name="transactions_crypto" table:formula="='B3_2020'.I35"/>
          <table:table-cell table:style-name="transactions_yen" table:formula="='B3_2020'.I36"/>
          <table:table-cell table:style-name="transactions_right_end" table:formula="='B3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4_2020'.G40"/>
          <table:table-cell table:style-name="transactions_crypto" table:formula="='B4_2020'.I39"/>
          <table:table-cell table:style-name="transactions_yen" table:formula="='B4_2020'.I40"/>
          <table:table-cell table:style-name="transactions_right_end" table:formula="='B4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1'.G32"/>
          <table:table-cell table:style-name="transactions_crypto" table:formula="='B2_2021'.I31"/>
          <table:table-cell table:style-name="transactions_yen" table:formula="='B2_2021'.I32"/>
          <table:table-cell table:style-name="transactions_right_end" table:formula="='B2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1'.G32"/>
          <table:table-cell table:style-name="transactions_crypto" table:formula="='B4_2021'.I31"/>
          <table:table-cell table:style-name="transactions_yen" table:formula="='B4_2021'.I32"/>
          <table:table-cell table:style-name="transactions_right_end" table:formula="='B4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2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2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4T09:29:56.299041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